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15cm" fo:break-before="auto" style:use-optimal-row-height="tru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9900" fo:border="0.002cm solid #000000"/>
    </style:style>
    <style:style style:name="ce20" style:family="table-cell" style:parent-style-name="Default">
      <style:table-cell-properties fo:background-color="#ffff00" fo:border="0.002cm solid #000000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4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3" table:number-columns-repeated="2"/>
          <table:table-cell table:style-name="ce23" office:value-type="string">
            <text:p>GPS</text:p>
          </table:table-cell>
          <table:table-cell table:style-name="ce23"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4-16_10-55-31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office:value-type="string">
            <text:p>N-35-35-28.42 E-139-34-49.6</text:p>
          </table:table-cell>
          <table:table-cell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4-16_17-22-05_000.jpg</text:p>
          </table:table-cell>
          <table:table-cell table:style-name="ce9" office:value-type="string">
            <text:p>:bookmemo / 読んだ本 / 『酵素反応のしくみ』 / 著者=藤本大三郎 / 途中</text:p>
          </table:table-cell>
          <table:table-cell table:style-name="ce8"/>
          <table:table-cell/>
          <table:table-cell office:value-type="string">
            <text:p>N-35-35-28.55 E-139-34-49.49</text:p>
          </table:table-cell>
          <table:table-cell table:formula="of:=IF([.E3]=&quot;&quot;;[.C3];CONCATENATE([.C3];&quot; / &quot;;[.E3]))" office:value-type="string" office:string-value=":bookmemo / 読んだ本 / 『酵素反応のしくみ』 / 著者=藤本大三郎 / 途中">
            <text:p>:bookmemo / 読んだ本 / 『酵素反応のしくみ』 / 著者=藤本大三郎 / 途中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4-16_17-22-25_000.jpg</text:p>
          </table:table-cell>
          <table:table-cell table:style-name="ce9" office:value-type="string">
            <text:p>:bookmemo / 読んだ本 / 『酵素反応のしくみ』 / 著者=藤本大三郎 / 途中 ここまで</text:p>
          </table:table-cell>
          <table:table-cell table:style-name="ce8"/>
          <table:table-cell/>
          <table:table-cell office:value-type="string">
            <text:p>N-35-35-28.7 E-139-34-49.49</text:p>
          </table:table-cell>
          <table:table-cell table:formula="of:=IF([.E4]=&quot;&quot;;[.C4];CONCATENATE([.C4];&quot; / &quot;;[.E4]))" office:value-type="string" office:string-value=":bookmemo / 読んだ本 / 『酵素反応のしくみ』 / 著者=藤本大三郎 / 途中 ここまで">
            <text:p>:bookmemo / 読んだ本 / 『酵素反応のしくみ』 / 著者=藤本大三郎 / 途中 ここまで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2019-04-16_17-22-53_000.jpg</text:p>
          </table:table-cell>
          <table:table-cell table:style-name="ce9" office:value-type="string">
            <text:p>:bookmemo / 読んだ本 / 『「目トレッチ体操」』 / 著者=山本正子 / 途中</text:p>
          </table:table-cell>
          <table:table-cell table:style-name="ce8"/>
          <table:table-cell/>
          <table:table-cell office:value-type="string">
            <text:p>N-35-35-28.78 E-139-34-49.54</text:p>
          </table:table-cell>
          <table:table-cell table:formula="of:=IF([.E5]=&quot;&quot;;[.C5];CONCATENATE([.C5];&quot; / &quot;;[.E5]))" office:value-type="string" office:string-value=":bookmemo / 読んだ本 / 『「目トレッチ体操」』 / 著者=山本正子 / 途中">
            <text:p>:bookmemo / 読んだ本 / 『「目トレッチ体操」』 / 著者=山本正子 / 途中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string">
            <text:p>2019-04-16_17-23-09_000.jpg</text:p>
          </table:table-cell>
          <table:table-cell table:style-name="ce9" office:value-type="string">
            <text:p>:bookmemo / 読んだ本 / 『「目トレッチ体操」』 / 著者=山本正子 / 途中　ここまで</text:p>
          </table:table-cell>
          <table:table-cell table:style-name="ce8"/>
          <table:table-cell/>
          <table:table-cell office:value-type="string">
            <text:p>N-35-35-28.75 E-139-34-49.38</text:p>
          </table:table-cell>
          <table:table-cell table:formula="of:=IF([.E6]=&quot;&quot;;[.C6];CONCATENATE([.C6];&quot; / &quot;;[.E6]))" office:value-type="string" office:string-value=":bookmemo / 読んだ本 / 『「目トレッチ体操」』 / 著者=山本正子 / 途中　ここまで">
            <text:p>:bookmemo / 読んだ本 / 『「目トレッチ体操」』 / 著者=山本正子 / 途中　ここまで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string">
            <text:p>2019-04-16_19-36-42_000.png</text:p>
          </table:table-cell>
          <table:table-cell table:style-name="ce9" office:value-type="string">
            <text:p>-*</text:p>
          </table:table-cell>
          <table:table-cell table:style-name="ce8"/>
          <table:table-cell/>
          <table:table-cell/>
          <table:table-cell table:formula="of:=IF([.E7]=&quot;&quot;;[.C7];CONCATENATE([.C7];&quot; / &quot;;[.E7]))" office:value-type="string" office:string-value="-*">
            <text:p>-*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office:value-type="string">
            <text:p>2019-04-16_20-33-16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office:value-type="string">
            <text:p>N-35-35-28.59 E-139-34-49.49</text:p>
          </table:table-cell>
          <table:table-cell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office:value-type="string">
            <text:p>2019-04-16_23-23-41_000.jpg</text:p>
          </table:table-cell>
          <table:table-cell table:style-name="ce9" office:value-type="string">
            <text:p>:m 記録 / 身体 / 鼻柱、根元 / ひび割れ</text:p>
          </table:table-cell>
          <table:table-cell table:style-name="ce8"/>
          <table:table-cell/>
          <table:table-cell office:value-type="string">
            <text:p>N-35-35-28.41 E-139-34-49.32</text:p>
          </table:table-cell>
          <table:table-cell table:formula="of:=IF([.E9]=&quot;&quot;;[.C9];CONCATENATE([.C9];&quot; / &quot;;[.E9]))" office:value-type="string" office:string-value=":m 記録 / 身体 / 鼻柱、根元 / ひび割れ">
            <text:p>:m 記録 / 身体 / 鼻柱、根元 / ひび割れ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office:value-type="string">
            <text:p>2019-04-16_23-23-55_000.jpg</text:p>
          </table:table-cell>
          <table:table-cell table:style-name="ce9" office:value-type="string">
            <text:p>:m 記録 / 身体 / 瞼の裏 / 左目</text:p>
          </table:table-cell>
          <table:table-cell table:style-name="ce8"/>
          <table:table-cell/>
          <table:table-cell office:value-type="string">
            <text:p>N-35-35-28.55 E-139-34-49.38</text:p>
          </table:table-cell>
          <table:table-cell table:formula="of:=IF([.E10]=&quot;&quot;;[.C10];CONCATENATE([.C10];&quot; / &quot;;[.E10]))" office:value-type="string" office:string-value=":m 記録 / 身体 / 瞼の裏 / 左目">
            <text:p>:m 記録 / 身体 / 瞼の裏 / 左目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office:value-type="string">
            <text:p>2019-04-16_23-24-11_000.jpg</text:p>
          </table:table-cell>
          <table:table-cell table:style-name="ce9" office:value-type="string">
            <text:p>:m 記録 / 身体 / 瞼の裏 / 右目</text:p>
          </table:table-cell>
          <table:table-cell table:style-name="ce8"/>
          <table:table-cell/>
          <table:table-cell office:value-type="string">
            <text:p>N-35-35-28.66 E-139-34-49.43</text:p>
          </table:table-cell>
          <table:table-cell table:formula="of:=IF([.E11]=&quot;&quot;;[.C11];CONCATENATE([.C11];&quot; / &quot;;[.E11]))" office:value-type="string" office:string-value=":m 記録 / 身体 / 瞼の裏 / 右目">
            <text:p>:m 記録 / 身体 / 瞼の裏 / 右目</text:p>
          </table:table-cell>
          <table:table-cell table:style-name="ce8" office:value-type="string">
            <text:p>)</text:p>
          </table:table-cell>
          <table:table-cell table:style-name="ce23" office:value-type="string">
            <text:p>N-35-35-28.64 E-139-34-49.65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office:value-type="string">
            <text:p>2019-04-16_23-24-24_000.jpg</text:p>
          </table:table-cell>
          <table:table-cell table:style-name="ce9" office:value-type="string">
            <text:p>:m 記録 / 身体 / 口角 / ひび割れ</text:p>
          </table:table-cell>
          <table:table-cell table:style-name="ce8"/>
          <table:table-cell/>
          <table:table-cell office:value-type="string">
            <text:p>N-35-35-28.7 E-139-34-49.32</text:p>
          </table:table-cell>
          <table:table-cell table:formula="of:=IF([.E12]=&quot;&quot;;[.C12];CONCATENATE([.C12];&quot; / &quot;;[.E12]))" office:value-type="string" office:string-value=":m 記録 / 身体 / 口角 / ひび割れ">
            <text:p>:m 記録 / 身体 / 口角 / ひび割れ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7" office:value-type="string">
            <text:p>2019-04-17_00-45-12_000.jpg</text:p>
          </table:table-cell>
          <table:table-cell table:style-name="ce9" office:value-type="string">
            <text:p>:m other / log / 寝る前　ウェブ閲覧　記録　（for オナニー） / 未了 </text:p>
          </table:table-cell>
          <table:table-cell table:style-name="ce8"/>
          <table:table-cell/>
          <table:table-cell office:value-type="string">
            <text:p>N-35-35-28.41 E-139-34-49.27</text:p>
          </table:table-cell>
          <table:table-cell table:formula="of:=IF([.E13]=&quot;&quot;;[.C13];CONCATENATE([.C13];&quot; / &quot;;[.E13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7" office:value-type="string">
            <text:p>2019-04-17_06-40-10_000.jpg</text:p>
          </table:table-cell>
          <table:table-cell table:style-name="ce9" office:value-type="string">
            <text:p>:m / daylog メモ / 190416</text:p>
          </table:table-cell>
          <table:table-cell table:style-name="ce8"/>
          <table:table-cell/>
          <table:table-cell office:value-type="string">
            <text:p>N-35-35-28.64 E-139-34-50.04</text:p>
          </table:table-cell>
          <table:table-cell table:formula="of:=IF([.E14]=&quot;&quot;;[.C14];CONCATENATE([.C14];&quot; / &quot;;[.E14]))" office:value-type="string" office:string-value=":m / daylog メモ / 190416">
            <text:p>:m / daylog メモ / 190416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2019-04-17_06-40-21_000.jpg</text:p>
          </table:table-cell>
          <table:table-cell table:style-name="ce9" office:value-type="string">
            <text:p>:i FX / detect pattern / mountain,e0 price_Open BBのどこから？</text:p>
          </table:table-cell>
          <table:table-cell table:style-name="ce8"/>
          <table:table-cell/>
          <table:table-cell office:value-type="string">
            <text:p>N-35-35-28.67 E-139-34-49.65</text:p>
          </table:table-cell>
          <table:table-cell table:formula="of:=IF([.E15]=&quot;&quot;;[.C15];CONCATENATE([.C15];&quot; / &quot;;[.E15]))" office:value-type="string" office:string-value=":i FX / detect pattern / mountain,e0 price_Open BBのどこから？">
            <text:p>:i FX / detect pattern / mountain,e0 price_Open BBのどこから？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7" office:value-type="string">
            <text:p>2019-04-17_06-40-34_000.jpg</text:p>
          </table:table-cell>
          <table:table-cell table:style-name="ce9" office:value-type="string">
            <text:p>:tome/ (J*) / デッサン、let's_get_well-versed</text:p>
          </table:table-cell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16]=&quot;&quot;;[.C16];CONCATENATE([.C16];&quot; / &quot;;[.E16]))" office:value-type="string" office:string-value=":tome/ (J*) / デッサン、let's_get_well-versed">
            <text:p>:tome/ (J*) / デッサン、let's_get_well-versed</text:p>
          </table:table-cell>
          <table:table-cell table:style-name="ce8"/>
          <table:table-cell table:style-name="ce23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7" office:value-type="string">
            <text:p>2019-04-17_06-40-45_000.jpg</text:p>
          </table:table-cell>
          <table:table-cell office:value-type="string">
            <text:p>:m :th / 大事なのは、「やり切る」ってこと</text:p>
          </table:table-cell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17]=&quot;&quot;;[.C17];CONCATENATE([.C17];&quot; / &quot;;[.E17]))" office:value-type="string" office:string-value=":m :th / 大事なのは、「やり切る」ってこと">
            <text:p>:m :th / 大事なのは、「やり切る」ってこと</text:p>
          </table:table-cell>
          <table:table-cell table:style-name="ce8"/>
          <table:table-cell table:style-name="ce23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8" office:value-type="string">
            <text:p>2019-04-17_06-40-58_000.jpg</text:p>
          </table:table-cell>
          <table:table-cell table:style-name="ce9" office:value-type="string">
            <text:p>:m RES 2* / free# JVEMV6 44#8.2_47 / 44. currency / 8. prog-python / 2. basic stats, cat-2 / flowchart</text:p>
          </table:table-cell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18]=&quot;&quot;;[.C18];CONCATENATE([.C18];&quot; / &quot;;[.E18]))" office:value-type="string" office:string-value=":m RES 2* / free# JVEMV6 44#8.2_47 / 44. currency / 8. prog-python / 2. basic stats, cat-2 / flowchart">
            <text:p>:m RES 2* / free# JVEMV6 44#8.2_47 / 44. currency / 8. prog-python / 2. basic stats, cat-2 / flowchart</text:p>
          </table:table-cell>
          <table:table-cell table:style-name="ce23" table:number-columns-repeated="2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9" office:value-type="string">
            <text:p>2019-04-17_06-41-33_000.jpg</text:p>
          </table:table-cell>
          <table:table-cell table:style-name="ce9" office:value-type="string">
            <text:p>:m art / dessin / D-17 8# / des.ムスカリ、ヒヨドリ</text:p>
          </table:table-cell>
          <table:table-cell table:style-name="ce8"/>
          <table:table-cell/>
          <table:table-cell office:value-type="string">
            <text:p>N-35-35-28.38 E-139-34-49.43</text:p>
          </table:table-cell>
          <table:table-cell table:formula="of:=IF([.E19]=&quot;&quot;;[.C19];CONCATENATE([.C19];&quot; / &quot;;[.E19]))" office:value-type="string" office:string-value=":m art / dessin / D-17 8# / des.ムスカリ、ヒヨドリ">
            <text:p>:m art / dessin / D-17 8# / des.ムスカリ、ヒヨドリ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37 E-139-34-49.49</text:p>
          </table:table-cell>
          <table:table-cell table:formula="of:=IF([.E20]=&quot;&quot;;[.C20];CONCATENATE([.C20];&quot; / &quot;;[.E20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 table:style-name="ce9"/>
          <table:table-cell table:style-name="ce8"/>
          <table:table-cell/>
          <table:table-cell office:value-type="string">
            <text:p>N-35-35-28.37 E-139-34-49.49</text:p>
          </table:table-cell>
          <table:table-cell table:formula="of:=IF([.E21]=&quot;&quot;;[.C21];CONCATENATE([.C21];&quot; / &quot;;[.E21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 table:style-name="ce9"/>
          <table:table-cell table:style-name="ce8"/>
          <table:table-cell table:formula="of:=[.F22]" office:value-type="string" office:string-value="N-35-35-25.65 E-139-34-48.78">
            <text:p>N-35-35-25.65 E-139-34-48.78</text:p>
          </table:table-cell>
          <table:table-cell office:value-type="string">
            <text:p>N-35-35-25.65 E-139-34-48.78</text:p>
          </table:table-cell>
          <table:table-cell table:formula="of:=IF([.E22]=&quot;&quot;;[.C22];CONCATENATE([.C22];&quot; / &quot;;[.E22]))" office:value-type="string" office:string-value=" / N-35-35-25.65 E-139-34-48.78">
            <text:p><text:s/>/ N-35-35-25.65 E-139-34-48.78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 table:style-name="ce9"/>
          <table:table-cell table:style-name="ce8"/>
          <table:table-cell table:formula="of:=[.F23]" office:value-type="string" office:string-value="N-35-35-25.65 E-139-34-48.83">
            <text:p>N-35-35-25.65 E-139-34-48.83</text:p>
          </table:table-cell>
          <table:table-cell office:value-type="string">
            <text:p>N-35-35-25.65 E-139-34-48.83</text:p>
          </table:table-cell>
          <table:table-cell table:formula="of:=IF([.E23]=&quot;&quot;;[.C23];CONCATENATE([.C23];&quot; / &quot;;[.E23]))" office:value-type="string" office:string-value=" / N-35-35-25.65 E-139-34-48.83">
            <text:p><text:s/>/ N-35-35-25.65 E-139-34-48.83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10"/>
          <table:table-cell table:style-name="ce9"/>
          <table:table-cell table:style-name="ce8"/>
          <table:table-cell table:formula="of:=[.F24]" office:value-type="string" office:string-value="N-35-35-25.65 E-139-34-48.72">
            <text:p>N-35-35-25.65 E-139-34-48.72</text:p>
          </table:table-cell>
          <table:table-cell office:value-type="string">
            <text:p>N-35-35-25.65 E-139-34-48.72</text:p>
          </table:table-cell>
          <table:table-cell table:formula="of:=IF([.E24]=&quot;&quot;;[.C24];CONCATENATE([.C24];&quot; / &quot;;[.E24]))" office:value-type="string" office:string-value=" / N-35-35-25.65 E-139-34-48.72">
            <text:p><text:s/>/ N-35-35-25.65 E-139-34-48.72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 table:style-name="ce9"/>
          <table:table-cell table:style-name="ce8"/>
          <table:table-cell table:formula="of:=[.F25]" office:value-type="string" office:string-value="N-35-35-25.81 E-139-34-48.45">
            <text:p>N-35-35-25.81 E-139-34-48.45</text:p>
          </table:table-cell>
          <table:table-cell office:value-type="string">
            <text:p>N-35-35-25.81 E-139-34-48.45</text:p>
          </table:table-cell>
          <table:table-cell table:formula="of:=IF([.E25]=&quot;&quot;;[.C25];CONCATENATE([.C25];&quot; / &quot;;[.E25]))" office:value-type="string" office:string-value=" / N-35-35-25.81 E-139-34-48.45">
            <text:p><text:s/>/ N-35-35-25.81 E-139-34-48.45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10"/>
          <table:table-cell table:style-name="ce9"/>
          <table:table-cell table:style-name="ce8"/>
          <table:table-cell table:formula="of:=[.F26]" office:value-type="string" office:string-value="N-35-35-25.81 E-139-34-48.5">
            <text:p>N-35-35-25.81 E-139-34-48.5</text:p>
          </table:table-cell>
          <table:table-cell office:value-type="string">
            <text:p>N-35-35-25.81 E-139-34-48.5</text:p>
          </table:table-cell>
          <table:table-cell table:formula="of:=IF([.E26]=&quot;&quot;;[.C26];CONCATENATE([.C26];&quot; / &quot;;[.E26]))" office:value-type="string" office:string-value=" / N-35-35-25.81 E-139-34-48.5">
            <text:p><text:s/>/ N-35-35-25.81 E-139-34-48.5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[.F27]" office:value-type="string" office:string-value="N-35-35-25.81 E-139-34-48.5">
            <text:p>N-35-35-25.81 E-139-34-48.5</text:p>
          </table:table-cell>
          <table:table-cell office:value-type="string">
            <text:p>N-35-35-25.81 E-139-34-48.5</text:p>
          </table:table-cell>
          <table:table-cell table:formula="of:=IF([.E27]=&quot;&quot;;[.C27];CONCATENATE([.C27];&quot; / &quot;;[.E27]))" office:value-type="string" office:string-value=" / N-35-35-25.81 E-139-34-48.5">
            <text:p><text:s/>/ N-35-35-25.81 E-139-34-48.5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[.F28]" office:value-type="string" office:string-value="N-35-35-28.52 E-139-34-49.82">
            <text:p>N-35-35-28.52 E-139-34-49.82</text:p>
          </table:table-cell>
          <table:table-cell office:value-type="string">
            <text:p>N-35-35-28.52 E-139-34-49.82</text:p>
          </table:table-cell>
          <table:table-cell table:formula="of:=IF([.E28]=&quot;&quot;;[.C28];CONCATENATE([.C28];&quot; / &quot;;[.E28]))" office:value-type="string" office:string-value=" / N-35-35-28.52 E-139-34-49.82">
            <text:p><text:s/>/ N-35-35-28.52 E-139-34-49.82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[.F29]" office:value-type="string" office:string-value="N-35-35-29.37 E-139-34-49.76">
            <text:p>N-35-35-29.37 E-139-34-49.76</text:p>
          </table:table-cell>
          <table:table-cell office:value-type="string">
            <text:p>N-35-35-29.37 E-139-34-49.76</text:p>
          </table:table-cell>
          <table:table-cell table:formula="of:=IF([.E29]=&quot;&quot;;[.C29];CONCATENATE([.C29];&quot; / &quot;;[.E29]))" office:value-type="string" office:string-value=" / N-35-35-29.37 E-139-34-49.76">
            <text:p><text:s/>/ N-35-35-29.37 E-139-34-49.76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30]" office:value-type="string" office:string-value="N-35-35-28.9 E-139-34-49.49">
            <text:p>N-35-35-28.9 E-139-34-49.49</text:p>
          </table:table-cell>
          <table:table-cell office:value-type="string">
            <text:p>N-35-35-28.9 E-139-34-49.49</text:p>
          </table:table-cell>
          <table:table-cell table:formula="of:=IF([.E30]=&quot;&quot;;[.C30];CONCATENATE([.C30];&quot; / &quot;;[.E30]))" office:value-type="string" office:string-value=" / N-35-35-28.9 E-139-34-49.49">
            <text:p><text:s/>/ N-35-35-28.9 E-139-34-49.49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42 E-139-34-49.54</text:p>
          </table:table-cell>
          <table:table-cell table:formula="of:=IF([.E31]=&quot;&quot;;[.C31];CONCATENATE([.C31];&quot; / &quot;;[.E31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57 E-139-34-49.71</text:p>
          </table:table-cell>
          <table:table-cell table:formula="of:=IF([.E32]=&quot;&quot;;[.C32];CONCATENATE([.C32];&quot; / &quot;;[.E32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33]" office:value-type="string" office:string-value="N-35-35-17.35 E-139-34-50.64">
            <text:p>N-35-35-17.35 E-139-34-50.64</text:p>
          </table:table-cell>
          <table:table-cell office:value-type="string">
            <text:p>N-35-35-17.35 E-139-34-50.64</text:p>
          </table:table-cell>
          <table:table-cell table:formula="of:=IF([.E33]=&quot;&quot;;[.C33];CONCATENATE([.C33];&quot; / &quot;;[.E33]))" office:value-type="string" office:string-value=" / N-35-35-17.35 E-139-34-50.64">
            <text:p><text:s/>/ N-35-35-17.35 E-139-34-50.64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34]" office:value-type="string" office:string-value="N-35-35-17.16 E-139-34-50.37">
            <text:p>N-35-35-17.16 E-139-34-50.37</text:p>
          </table:table-cell>
          <table:table-cell office:value-type="string">
            <text:p>N-35-35-17.16 E-139-34-50.37</text:p>
          </table:table-cell>
          <table:table-cell table:formula="of:=IF([.E34]=&quot;&quot;;[.C34];CONCATENATE([.C34];&quot; / &quot;;[.E34]))" office:value-type="string" office:string-value=" / N-35-35-17.16 E-139-34-50.37">
            <text:p><text:s/>/ N-35-35-17.16 E-139-34-50.37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/>
          <table:table-cell table:style-name="ce8"/>
          <table:table-cell table:formula="of:=[.F35]" office:value-type="string" office:string-value="N-35-35-16.91 E-139-34-50.26">
            <text:p>N-35-35-16.91 E-139-34-50.26</text:p>
          </table:table-cell>
          <table:table-cell office:value-type="string">
            <text:p>N-35-35-16.91 E-139-34-50.26</text:p>
          </table:table-cell>
          <table:table-cell table:formula="of:=IF([.E35]=&quot;&quot;;[.C35];CONCATENATE([.C35];&quot; / &quot;;[.E35]))" office:value-type="string" office:string-value=" / N-35-35-16.91 E-139-34-50.26">
            <text:p><text:s/>/ N-35-35-16.91 E-139-34-50.26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41 E-139-34-49.49</text:p>
          </table:table-cell>
          <table:table-cell table:formula="of:=IF([.E36]=&quot;&quot;;[.C36];CONCATENATE([.C36];&quot; / &quot;;[.E36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10"/>
          <table:table-cell table:style-name="ce9"/>
          <table:table-cell table:style-name="ce8"/>
          <table:table-cell/>
          <table:table-cell office:value-type="string">
            <text:p>N-35-35-28.38 E-139-34-49.49</text:p>
          </table:table-cell>
          <table:table-cell table:formula="of:=IF([.E37]=&quot;&quot;;[.C37];CONCATENATE([.C37];&quot; / &quot;;[.E37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38 E-139-34-49.49</text:p>
          </table:table-cell>
          <table:table-cell table:formula="of:=IF([.E38]=&quot;&quot;;[.C38];CONCATENATE([.C38];&quot; / &quot;;[.E38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35 E-139-34-49.54</text:p>
          </table:table-cell>
          <table:table-cell table:formula="of:=IF([.E39]=&quot;&quot;;[.C39];CONCATENATE([.C39];&quot; / &quot;;[.E39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2 E-139-34-49.38</text:p>
          </table:table-cell>
          <table:table-cell table:formula="of:=IF([.E40]=&quot;&quot;;[.C40];CONCATENATE([.C40];&quot; / &quot;;[.E40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/>
          <table:table-cell/>
          <table:table-cell table:formula="of:=IF([.E41]=&quot;&quot;;[.C41];CONCATENATE([.C41];&quot; / &quot;;[.E41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2 E-139-34-49.38</text:p>
          </table:table-cell>
          <table:table-cell table:formula="of:=IF([.E42]=&quot;&quot;;[.C42];CONCATENATE([.C42];&quot; / &quot;;[.E42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72 E-139-34-49.38</text:p>
          </table:table-cell>
          <table:table-cell table:formula="of:=IF([.E43]=&quot;&quot;;[.C43];CONCATENATE([.C43];&quot; / &quot;;[.E43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72 E-139-34-49.38</text:p>
          </table:table-cell>
          <table:table-cell table:formula="of:=IF([.E44]=&quot;&quot;;[.C44];CONCATENATE([.C44];&quot; / &quot;;[.E44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53 E-139-34-49.38</text:p>
          </table:table-cell>
          <table:table-cell table:formula="of:=IF([.E45]=&quot;&quot;;[.C45];CONCATENATE([.C45];&quot; / &quot;;[.E45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10"/>
          <table:table-cell/>
          <table:table-cell table:style-name="ce8"/>
          <table:table-cell/>
          <table:table-cell office:value-type="string">
            <text:p>N-35-35-28.61 E-139-34-49.49</text:p>
          </table:table-cell>
          <table:table-cell table:formula="of:=IF([.E46]=&quot;&quot;;[.C46];CONCATENATE([.C46];&quot; / &quot;;[.E46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49</text:p>
          </table:table-cell>
          <table:table-cell table:formula="of:=IF([.E47]=&quot;&quot;;[.C47];CONCATENATE([.C47];&quot; / &quot;;[.E47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49</text:p>
          </table:table-cell>
          <table:table-cell table:formula="of:=IF([.E48]=&quot;&quot;;[.C48];CONCATENATE([.C48];&quot; / &quot;;[.E48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49]" office:value-type="string" office:string-value="N-35-35-28.49 E-139-34-49.49">
            <text:p>N-35-35-28.49 E-139-34-49.49</text:p>
          </table:table-cell>
          <table:table-cell office:value-type="string">
            <text:p>N-35-35-28.49 E-139-34-49.49</text:p>
          </table:table-cell>
          <table:table-cell table:formula="of:=IF([.E49]=&quot;&quot;;[.C49];CONCATENATE([.C49];&quot; / &quot;;[.E49]))" office:value-type="string" office:string-value=" / N-35-35-28.49 E-139-34-49.49">
            <text:p><text:s/>/ N-35-35-28.49 E-139-34-49.49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0]" office:value-type="string" office:string-value="N-35-35-28.56 E-139-34-49.98">
            <text:p>N-35-35-28.56 E-139-34-49.98</text:p>
          </table:table-cell>
          <table:table-cell office:value-type="string">
            <text:p>N-35-35-28.56 E-139-34-49.98</text:p>
          </table:table-cell>
          <table:table-cell table:formula="of:=IF([.E50]=&quot;&quot;;[.C50];CONCATENATE([.C50];&quot; / &quot;;[.E50]))" office:value-type="string" office:string-value=" / N-35-35-28.56 E-139-34-49.98">
            <text:p><text:s/>/ N-35-35-28.56 E-139-34-49.98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1]" office:value-type="string" office:string-value="N-35-35-28.67 E-139-34-49.65">
            <text:p>N-35-35-28.67 E-139-34-49.65</text:p>
          </table:table-cell>
          <table:table-cell office:value-type="string">
            <text:p>N-35-35-28.67 E-139-34-49.65</text:p>
          </table:table-cell>
          <table:table-cell table:formula="of:=IF([.E51]=&quot;&quot;;[.C51];CONCATENATE([.C51];&quot; / &quot;;[.E51]))" office:value-type="string" office:string-value=" / N-35-35-28.67 E-139-34-49.65">
            <text:p><text:s/>/ N-35-35-28.67 E-139-34-49.65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2]" office:value-type="string" office:string-value="N-35-35-28.72 E-139-34-49.54">
            <text:p>N-35-35-28.72 E-139-34-49.54</text:p>
          </table:table-cell>
          <table:table-cell office:value-type="string">
            <text:p>N-35-35-28.72 E-139-34-49.54</text:p>
          </table:table-cell>
          <table:table-cell table:formula="of:=IF([.E52]=&quot;&quot;;[.C52];CONCATENATE([.C52];&quot; / &quot;;[.E52]))" office:value-type="string" office:string-value=" / N-35-35-28.72 E-139-34-49.54">
            <text:p><text:s/>/ N-35-35-28.72 E-139-34-49.54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3]" office:value-type="string" office:string-value="N-35-35-28.79 E-139-34-49.49">
            <text:p>N-35-35-28.79 E-139-34-49.49</text:p>
          </table:table-cell>
          <table:table-cell office:value-type="string">
            <text:p>N-35-35-28.79 E-139-34-49.49</text:p>
          </table:table-cell>
          <table:table-cell table:formula="of:=IF([.E53]=&quot;&quot;;[.C53];CONCATENATE([.C53];&quot; / &quot;;[.E53]))" office:value-type="string" office:string-value=" / N-35-35-28.79 E-139-34-49.49">
            <text:p><text:s/>/ N-35-35-28.79 E-139-34-49.49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4]" office:value-type="string" office:string-value="N-35-35-28.79 E-139-34-49.49">
            <text:p>N-35-35-28.79 E-139-34-49.49</text:p>
          </table:table-cell>
          <table:table-cell office:value-type="string">
            <text:p>N-35-35-28.79 E-139-34-49.49</text:p>
          </table:table-cell>
          <table:table-cell table:formula="of:=IF([.E54]=&quot;&quot;;[.C54];CONCATENATE([.C54];&quot; / &quot;;[.E54]))" office:value-type="string" office:string-value=" / N-35-35-28.79 E-139-34-49.49">
            <text:p><text:s/>/ N-35-35-28.79 E-139-34-49.49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5]" office:value-type="string" office:string-value="N-35-35-28.82 E-139-34-49.43">
            <text:p>N-35-35-28.82 E-139-34-49.43</text:p>
          </table:table-cell>
          <table:table-cell office:value-type="string">
            <text:p>N-35-35-28.82 E-139-34-49.43</text:p>
          </table:table-cell>
          <table:table-cell table:formula="of:=IF([.E55]=&quot;&quot;;[.C55];CONCATENATE([.C55];&quot; / &quot;;[.E55]))" office:value-type="string" office:string-value=" / N-35-35-28.82 E-139-34-49.43">
            <text:p><text:s/>/ N-35-35-28.82 E-139-34-49.43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6]" office:value-type="string" office:string-value="N-35-35-28.85 E-139-34-49.43">
            <text:p>N-35-35-28.85 E-139-34-49.43</text:p>
          </table:table-cell>
          <table:table-cell office:value-type="string">
            <text:p>N-35-35-28.85 E-139-34-49.43</text:p>
          </table:table-cell>
          <table:table-cell table:formula="of:=IF([.E56]=&quot;&quot;;[.C56];CONCATENATE([.C56];&quot; / &quot;;[.E56]))" office:value-type="string" office:string-value=" / N-35-35-28.85 E-139-34-49.43">
            <text:p><text:s/>/ N-35-35-28.85 E-139-34-49.43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7]" office:value-type="string" office:string-value="N-35-35-28.59 E-139-34-49.49">
            <text:p>N-35-35-28.59 E-139-34-49.49</text:p>
          </table:table-cell>
          <table:table-cell office:value-type="string">
            <text:p>N-35-35-28.59 E-139-34-49.49</text:p>
          </table:table-cell>
          <table:table-cell table:formula="of:=IF([.E57]=&quot;&quot;;[.C57];CONCATENATE([.C57];&quot; / &quot;;[.E57]))" office:value-type="string" office:string-value=" / N-35-35-28.59 E-139-34-49.49">
            <text:p><text:s/>/ N-35-35-28.59 E-139-34-49.49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8]" office:value-type="string" office:string-value="N-35-35-28.59 E-139-34-49.43">
            <text:p>N-35-35-28.59 E-139-34-49.43</text:p>
          </table:table-cell>
          <table:table-cell office:value-type="string">
            <text:p>N-35-35-28.59 E-139-34-49.43</text:p>
          </table:table-cell>
          <table:table-cell table:formula="of:=IF([.E58]=&quot;&quot;;[.C58];CONCATENATE([.C58];&quot; / &quot;;[.E58]))" office:value-type="string" office:string-value=" / N-35-35-28.59 E-139-34-49.43">
            <text:p><text:s/>/ N-35-35-28.59 E-139-34-49.43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59]" office:value-type="string" office:string-value="N-35-35-28.68 E-139-34-49.49">
            <text:p>N-35-35-28.68 E-139-34-49.49</text:p>
          </table:table-cell>
          <table:table-cell office:value-type="string">
            <text:p>N-35-35-28.68 E-139-34-49.49</text:p>
          </table:table-cell>
          <table:table-cell table:formula="of:=IF([.E59]=&quot;&quot;;[.C59];CONCATENATE([.C59];&quot; / &quot;;[.E59]))" office:value-type="string" office:string-value=" / N-35-35-28.68 E-139-34-49.49">
            <text:p><text:s/>/ N-35-35-28.68 E-139-34-49.49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60]" office:value-type="string" office:string-value="N-35-35-28.68 E-139-34-49.43">
            <text:p>N-35-35-28.68 E-139-34-49.43</text:p>
          </table:table-cell>
          <table:table-cell office:value-type="string">
            <text:p>N-35-35-28.68 E-139-34-49.43</text:p>
          </table:table-cell>
          <table:table-cell table:formula="of:=IF([.E60]=&quot;&quot;;[.C60];CONCATENATE([.C60];&quot; / &quot;;[.E60]))" office:value-type="string" office:string-value=" / N-35-35-28.68 E-139-34-49.43">
            <text:p><text:s/>/ N-35-35-28.68 E-139-34-49.43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 E-139-34-49.43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8.4 E-139-34-49.38">
            <text:p>N-35-35-28.4 E-139-34-49.38</text:p>
          </table:table-cell>
          <table:table-cell office:value-type="string">
            <text:p>N-35-35-28.4 E-139-34-49.38</text:p>
          </table:table-cell>
          <table:table-cell table:formula="of:=IF([.E62]=&quot;&quot;;[.C62];CONCATENATE([.C62];&quot; / &quot;;[.E62]))" office:value-type="string" office:string-value=" / N-35-35-28.4 E-139-34-49.38">
            <text:p><text:s/>/ N-35-35-28.4 E-139-34-49.38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IF([.D63]&lt;&gt;&quot;&quot;;[.D63];&quot;&quot;)">
            <text:p/>
          </table:table-cell>
          <table:table-cell/>
          <table:table-cell table:formula="of:=IF([.E63]=&quot;&quot;;[.C63];CONCATENATE([.C63];&quot; / &quot;;[.E63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IF([.D64]&lt;&gt;&quot;&quot;;[.D64];&quot;&quot;)">
            <text:p/>
          </table:table-cell>
          <table:table-cell/>
          <table:table-cell table:formula="of:=IF([.E64]=&quot;&quot;;[.C64];CONCATENATE([.C64];&quot; / &quot;;[.E64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IF([.D65]&lt;&gt;&quot;&quot;;[.D65];&quot;&quot;)">
            <text:p/>
          </table:table-cell>
          <table:table-cell/>
          <table:table-cell table:formula="of:=IF([.E65]=&quot;&quot;;[.C65];CONCATENATE([.C65];&quot; / &quot;;[.E65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IF([.D66]&lt;&gt;&quot;&quot;;[.D66];&quot;&quot;)">
            <text:p/>
          </table:table-cell>
          <table:table-cell/>
          <table:table-cell table:formula="of:=IF([.E66]=&quot;&quot;;[.C66];CONCATENATE([.C66];&quot; / &quot;;[.E66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IF([.D67]&lt;&gt;&quot;&quot;;[.D67];&quot;&quot;)">
            <text:p/>
          </table:table-cell>
          <table:table-cell/>
          <table:table-cell table:formula="of:=IF([.E67]=&quot;&quot;;[.C67];CONCATENATE([.C67];&quot; / &quot;;[.E67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IF([.D68]&lt;&gt;&quot;&quot;;[.D68];&quot;&quot;)">
            <text:p/>
          </table:table-cell>
          <table:table-cell/>
          <table:table-cell table:formula="of:=IF([.E68]=&quot;&quot;;[.C68];CONCATENATE([.C68];&quot; / &quot;;[.E68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 table:formula="of:=IF([.D69]&lt;&gt;&quot;&quot;;[.D69];&quot;&quot;)">
            <text:p/>
          </table:table-cell>
          <table:table-cell/>
          <table:table-cell table:formula="of:=IF([.E69]=&quot;&quot;;[.C69];CONCATENATE([.C69];&quot; / &quot;;[.E69]))" office:value-type="float" office:value="0">
            <text:p>0</text:p>
          </table:table-cell>
          <table:table-cell table:style-name="ce23"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70]&lt;&gt;&quot;&quot;;[.D70];&quot;&quot;)">
            <text:p/>
          </table:table-cell>
          <table:table-cell/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1]&lt;&gt;&quot;&quot;;[.D71];&quot;&quot;)">
            <text:p/>
          </table:table-cell>
          <table:table-cell/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2]&lt;&gt;&quot;&quot;;[.D72];&quot;&quot;)">
            <text:p/>
          </table:table-cell>
          <table:table-cell/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3]&lt;&gt;&quot;&quot;;[.D73];&quot;&quot;)">
            <text:p/>
          </table:table-cell>
          <table:table-cell/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5">
          <table:table-cell/>
          <table:table-cell table:style-name="ce9"/>
          <table:table-cell table:style-name="ce9"/>
          <table:table-cell/>
          <table:table-cell table:formula="of:=IF([.D74]&lt;&gt;&quot;&quot;;[.D74];&quot;&quot;)">
            <text:p/>
          </table:table-cell>
          <table:table-cell/>
          <table:table-cell table:formula="of:=IF([.E74]=&quot;&quot;;[.C74];CONCATENATE([.C74];&quot; / &quot;;[.E7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5]&lt;&gt;&quot;&quot;;[.D75];&quot;&quot;)">
            <text:p/>
          </table:table-cell>
          <table:table-cell/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76]&lt;&gt;&quot;&quot;;[.D76];&quot;&quot;)">
            <text:p/>
          </table:table-cell>
          <table:table-cell/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77]&lt;&gt;&quot;&quot;;[.D77];&quot;&quot;)">
            <text:p/>
          </table:table-cell>
          <table:table-cell/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8]&lt;&gt;&quot;&quot;;[.D78];&quot;&quot;)">
            <text:p/>
          </table:table-cell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79]&lt;&gt;&quot;&quot;;[.D79];&quot;&quot;)">
            <text:p/>
          </table:table-cell>
          <table:table-cell/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0]&lt;&gt;&quot;&quot;;[.D80];&quot;&quot;)">
            <text:p/>
          </table:table-cell>
          <table:table-cell/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1]&lt;&gt;&quot;&quot;;[.D81];&quot;&quot;)">
            <text:p/>
          </table:table-cell>
          <table:table-cell/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2]&lt;&gt;&quot;&quot;;[.D82];&quot;&quot;)">
            <text:p/>
          </table:table-cell>
          <table:table-cell/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83]&lt;&gt;&quot;&quot;;[.D83];&quot;&quot;)">
            <text:p/>
          </table:table-cell>
          <table:table-cell/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4]&lt;&gt;&quot;&quot;;[.D84];&quot;&quot;)">
            <text:p/>
          </table:table-cell>
          <table:table-cell/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5]&lt;&gt;&quot;&quot;;[.D85];&quot;&quot;)">
            <text:p/>
          </table:table-cell>
          <table:table-cell/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6]&lt;&gt;&quot;&quot;;[.D86];&quot;&quot;)">
            <text:p/>
          </table:table-cell>
          <table:table-cell/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5]=&quot;&quot;;[.C115];CONCATENATE([.C115];&quot; / &quot;;[.E11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4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0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8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number-columns-repeated="2"/>
          <table:table-cell table:style-name="ce19" office:value-type="float" office:value="18">
            <text:p>18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6">
          <table:table-cell table:number-columns-repeated="2"/>
          <table:table-cell table:style-name="ce20" office:value-type="float" office:value="19">
            <text:p>19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6">
          <table:table-cell table:number-columns-repeated="2"/>
          <table:table-cell table:style-name="ce20" office:value-type="float" office:value="19">
            <text:p>19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6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1" table:formula="of:=COUNTBLANK([.$C$2:.C1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-*</text:p>
          </table:table-cell>
          <table:table-cell table:style-name="ce21" table:formula="of:=COUNTIF([.$C$2:.$C19];&quot;-\*&quot;)" office:value-type="float" office:value="1">
            <text:p>1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2" office:value-type="string">
            <text:p>XXX</text:p>
          </table:table-cell>
          <table:table-cell table:style-name="ce21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total</text:p>
          </table:table-cell>
          <table:table-cell table:style-name="ce21" table:formula="of:=COUNTA([.$B$2:.$B19])" office:value-type="float" office:value="18">
            <text:p>18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3" office:value-type="string">
            <text:p>blanks</text:p>
          </table:table-cell>
          <table:table-cell table:style-name="ce22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2" office:value-type="string">
            <text:p>:m XXX</text:p>
          </table:table-cell>
          <table:table-cell table:style-name="ce21" table:formula="of:=COUNTIF([.$C$2:.$C19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music / log / kb / </text:p>
          </table:table-cell>
          <table:table-cell table:style-name="ce21" table:formula="of:=COUNTIF([.$C$2:.$C19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XXX</text:p>
          </table:table-cell>
          <table:table-cell table:style-name="ce21" table:formula="of:=COUNTIF([.$C$2:.$C19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X-X</text:p>
          </table:table-cell>
          <table:table-cell table:style-name="ce21" table:formula="of:=COUNTIF([.$C$2:.$C19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4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1" table:formula="of:=COUNTIF([.$C$2:.$C19];[.B15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4"/>
          <table:table-cell table:style-name="ce11" office:value-type="string">
            <text:p>:bookmemo / 読んだ本 / 『』 / 著者=XXX</text:p>
          </table:table-cell>
          <table:table-cell table:style-name="ce21" table:formula="of:=COUNTIF([.$C$2:.$C14];[.B15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/>
          <table:table-cell table:style-name="ce14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:PHOTO 寝た時刻 / 20190213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10" office:value-type="string">
            <text:p>:m :PHOTO 起きた時刻 / 2019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15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16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tome/ (J*) / 人がやらないものを手がける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:m :th / 「次元」が違うんじゃない、「位相」が違う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:m :lets / action activity / やること / 数学研究、物理研究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:i FX / coding / gen_model_pattern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6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2019/04/17</text:date>, <text:time>07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4-17T07:45:19.12</dc:date>
    <dc:creator>iwabuchi ken</dc:creator>
    <meta:editing-duration>P8DT2H44M46S</meta:editing-duration>
    <meta:editing-cycles>3376</meta:editing-cycles>
    <meta:document-statistic meta:table-count="1" meta:cell-count="625" meta:object-count="0"/>
  </office:meta>
</office:document-meta>
</file>